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ff" style:font-name="Times New Roman1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AMPP Lite runterladen (als .zip):</text:p>
      <text:p text:style-name="Standard">Entpacken</text:p>
      <text:p text:style-name="Standard"/>
      <text:p text:style-name="Standard">in den usersettings von apache nur verbindungen vom localhost zulassen --&gt; in der httpd.conf Listen 80 in Listen 127.0.0.1:80 ändern</text:p>
      <text:p text:style-name="Standard"/>
      <text:p text:style-name="Standard">in den usersettings von mysql nur verbindungen vom localhost zulassen --&gt; in der my.cnf bind_address=127.0.0.1 einfügen</text:p>
      <text:p text:style-name="Standard"/>
      <text:p text:style-name="Standard">aus der setup_xampp den befehl pause rauslöschen</text:p>
      <text:p text:style-name="Standard"/>
      <text:p text:style-name="Standard">badger Dateien in htdocs/badger kopieren</text:p>
      <text:p text:style-name="Standard"/>
      <text:p text:style-name="Standard">In den Ordner eine badgerDb.sql anlegen, da kommt SQL Code rein, um die für BADGER benötigte Datenbank anzulegen.</text:p>
      <text:p text:style-name="Standard">Bsp.:</text:p>
      <text:p text:style-name="Standard">//Zuerst DB anlegen und öffnen:</text:p>
      <text:p text:style-name="Standard">CREATE DATABASE badger;</text:p>
      <text:p text:style-name="Standard">USE badger;</text:p>
      <text:p text:style-name="Standard"/>
      <text:p text:style-name="Standard">//dann Tabellen mit Inhalt anlegen --&gt; Kann mit phpmyadmin erzeugt werden. Datenbank darin auswählen, oben auf export, dann unten go. Der benötigte SQL Code wird erzeugt und hier angehängt.</text:p>
      <text:p text:style-name="Standard"/>
      <text:p text:style-name="Standard">Nun im Xampp Ordner eine install.bat erstellen, die bei der Installation automatisch aufgerufen wird</text:p>
      <text:p text:style-name="Standard"/>
      <text:p text:style-name="Standard">//Xampp Setup aufgerufen</text:p>
      <text:p text:style-name="Standard">setup_xampp.bat</text:p>
      <text:p text:style-name="Standard">//xampp starten</text:p>
      <text:p text:style-name="Standard">xampp_start.exe</text:p>
      <text:p text:style-name="Standard">//dann wird die DB angelegt:</text:p>
      <text:p text:style-name="Standard">mysql\bin\mysql.exe -u root &lt; badgerInstall\dbtest.sql</text:p>
      <text:p text:style-name="Standard"/>
      <text:p text:style-name="Standard"/>
      <text:p text:style-name="Standard">Nun eine startBadger.bat erstellen</text:p>
      <text:p text:style-name="Standard">//xampp starten</text:p>
      <text:p text:style-name="Standard">xampp_start.exe</text:p>
      <text:p text:style-name="Standard">//badger starten</text:p>
      <text:p text:style-name="Standard">start <text:a xlink:type="simple" xlink:href="http://localhost/badger/">http://localhost/badger/</text:a></text:p>
      <text:p text:style-name="Standard"/>
      <text:p text:style-name="Standard">FreeBasic runterladen (<text:a xlink:type="simple" xlink:href="http://prdownloads.sourceforge.net/fbide/FBIde_0.4.4%2BFreeBASIC_0.15.exe?download">http://prdownloads.sourceforge.net/fbide/FBIde_0.4.4%2BFreeBASIC_0.15.exe?download</text:a>)</text:p>
      <text:p text:style-name="Standard">Icon Addon runterladen </text:p>
      <text:p text:style-name="Standard"><text:a xlink:type="simple" xlink:href="http://ssteiner.freebasic.de/index.php?s=download&amp;file=fbcext.zip">http://ssteiner.freebasic.de/index.php?s=download&amp;file=fbcext.zip</text:a></text:p>
      <text:p text:style-name="Standard">FreeBasic Datei erstellen,</text:p>
      <text:p text:style-name="Standard">Code:</text:p>
      <text:p text:style-name="Standard">shell "badger.bat"</text:p>
      <text:p text:style-name="Standard"/>
      <text:p text:style-name="Standard">Speicher, Addon starten</text:p>
      <text:p text:style-name="Standard">Versionsinfos &amp; Icon angeben</text:p>
      <text:p text:style-name="Standard"/>
      <text:p text:style-name="Standard">das ganze zippen</text:p>
      <text:p text:style-name="Standard"/>
      <text:p text:style-name="Standard">mit installer (<text:a xlink:type="simple" xlink:href="http://www.disoriented.com/FreeExtractor/">http://www.disoriented.com/FreeExtractor/</text:a>) packen usw.</text:p>
      <text:p text:style-name="Standard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17T10:52:56</meta:creation-date>
    <dc:creator>Clemens Volz</dc:creator>
    <dc:date>2006-01-29T22:31:28</dc:date>
    <meta:editing-cycles>16</meta:editing-cycles>
    <meta:editing-duration>PT4H2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205" meta:character-count="1494"/>
  </office:meta>
</office:document-meta>
</file>